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12.29mm"/>
    </style:style>
    <style:style style:name="co3" style:family="table-column">
      <style:table-column-properties fo:break-before="auto" style:column-width="190.08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8.66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9.58mm"/>
    </style:style>
    <style:style style:name="co11" style:family="table-column">
      <style:table-column-properties fo:break-before="auto" style:column-width="9.31mm"/>
    </style:style>
    <style:style style:name="co12" style:family="table-column">
      <style:table-column-properties fo:break-before="auto" style:column-width="12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rmu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$formular</text:p>
          </table:table-cell>
          <table:table-cell office:value-type="string" calcext:value-type="string">
            <text:p>$art</text:p>
          </table:table-cell>
          <table:table-cell office:value-type="string" calcext:value-type="string">
            <text:p>$beskrivelse </text:p>
          </table:table-cell>
          <table:table-cell office:value-type="string" calcext:value-type="string">
            <text:p>$just</text:p>
          </table:table-cell>
          <table:table-cell table:style-name="ce1" office:value-type="string" calcext:value-type="string">
            <text:p>$xa</text:p>
          </table:table-cell>
          <table:table-cell table:style-name="ce1" office:value-type="string" calcext:value-type="string">
            <text:p>$ya</text:p>
          </table:table-cell>
          <table:table-cell table:style-name="ce1" office:value-type="string" calcext:value-type="string">
            <text:p>$xb</text:p>
          </table:table-cell>
          <table:table-cell table:style-name="ce1" office:value-type="string" calcext:value-type="string">
            <text:p>$yb</text:p>
          </table:table-cell>
          <table:table-cell table:style-name="ce1" office:value-type="string" calcext:value-type="string">
            <text:p>$wh</text:p>
          </table:table-cell>
          <table:table-cell office:value-type="string" calcext:value-type="string">
            <text:p>$colr</text:p>
          </table:table-cell>
          <table:table-cell table:style-name="ce1" office:value-type="string" calcext:value-type="string">
            <text:p>$font</text:p>
          </table:table-cell>
          <table:table-cell table:style-name="ce1" office:value-type="string" calcext:value-type="string">
            <text:p>$fed</text:p>
          </table:table-cell>
          <table:table-cell table:style-name="ce1" office:value-type="string" calcext:value-type="string">
            <text:p>$kurs</text:p>
          </table:table-cell>
          <table:table-cell office:value-type="string" calcext:value-type="string">
            <text:p>$side</text:p>
          </table:table-cell>
          <table:table-cell table:style-name="ce1" office:value-type="string" calcext:value-type="string">
            <text:p>$spro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C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lbud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betalingsbet $ordre_betalingsdage dag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addr2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kontakt;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lev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ordrenr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talingsbet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res re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ventet lev.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drebekræftels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levering_salgs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lev_addr1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lev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lev_kontakt;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lev_navn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lev_postnr $ordre_lev_bynavn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;-$formular_lev_nr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ølgeseddel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v_antal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v_res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forfaldsdato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betalingsbet $ordre_betalingsdage dag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dat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kundeordnr;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C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: $ordre_kontakt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alingsbet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tura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falds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forfaldsdato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betalingsbet $ordre_betalingsdage dag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dat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alingsbet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falds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ditnota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;, kontonummer: $egen_bank_reg; $egen_bank_konto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 * $egen_addr1; * $eget_postnr; * $eget_bynavn;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.: $eget_cvrnr; * Tlf: $egen_tlf; * Fax: $egen_fax; * $egen_bank_navn; $egen_bank_reg; $egen_bank_konto; 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50" calcext:value-type="float">
            <text:p>15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 for denne skrivelse udgør kr. $rykker_gebyr;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å fald beder vi Dem se bort fra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 venlig hilse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kkerbrev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åfremt beløbet er indbetalt inden for de seneste dage, kan indbetalingen have krydset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d gennemgang af vores bogholderi, har vi konstateret et forfaldent tilgodehavende på kr. $forfalden_sum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samlede tilgodehavende udgør herefter kr. $formular_ialt;, som bedes indbetalt inden 8 dage til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;, kontonummer: $egen_bank_reg; $egen_bank_konto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 * $egen_addr1; * $eget_postnr; * $eget_bynavn;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.: $eget_cvrnr; * Tlf: $egen_tlf; * Fax: $egen_fax; * $egen_bank_navn; $egen_bank_reg; $egen_bank_konto; 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50" calcext:value-type="float">
            <text:p>15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 for denne skrivelse udgør kr. $rykker_gebyr;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å fald beder vi Dem se bort fra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 venlig hilse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Rykke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åfremt beløbet er indbetalt inden for de seneste dage, kan indbetalingen have krydset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d gennemgang af vores bogholderi, har vi konstateret et forfaldent tilgodehavende på kr. $forfalden_sum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samlede tilgodehavende udgør herefter kr. $formular_ialt;, som bedes indbetalt inden 8 dage til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;, kontonummer: $egen_bank_reg; $egen_bank_konto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 * $egen_addr1; * $eget_postnr; * $eget_bynavn;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.: $eget_cvrnr; * Tlf: $egen_tlf; * Fax: $egen_fax; * $egen_bank_navn; $egen_bank_reg; $egen_bank_konto; 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50" calcext:value-type="float">
            <text:p>15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byr for denne skrivelse udgør kr. $rykker_gebyr;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å fald beder vi Dem se bort fra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 venlig hilse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 Rykke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åfremt beløbet er indbetalt inden for de seneste dage, kan indbetalingen have krydset dette brev.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d gennemgang af vores bogholderi, har vi konstateret et forfaldent tilgodehavende på kr. $forfalden_sum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samlede tilgodehavende udgør herefter kr. $formular_ialt;, som bedes indbetalt inden 8 dage til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lbu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tilbu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drebekræftel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ordrebekræftel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ktu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faktur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reditno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rmed fremsendes kreditno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kk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rykk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kk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rykk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kk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med fremsendes rykk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-9" calcext:value-type="float">
            <text:p>-9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201" calcext:value-type="float">
            <text:p>20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.: $ordre_kontakt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ordre ....... :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kundeordnr;</text:p>
          </table:table-cell>
          <table:table-cell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ummer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es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kliste $ordre_ordrenr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elt_1;</text:p>
          </table:table-cell>
          <table:table-cell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et</text:p>
          </table:table-cell>
          <table:table-cell office:value-type="string" calcext:value-type="string">
            <text:p>V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efon:. $egen_tlf * Fax: $egen_fax * $egen_web * E-mail: $egen_email <text:s/>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* $egen_addr1 * DK-$eget_postnr $eget_bynavn 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er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........... :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........... :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to</text:p>
          </table:table-cell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......... :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kontonr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......... :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 ........... :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______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______</text:p>
          </table:table-cell>
          <table:table-cell office:value-type="string" calcext:value-type="string">
            <text:p>C</text:p>
          </table:table-cell>
          <table:table-cell office:value-type="float" office:value="163" calcext:value-type="float">
            <text:p>163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res</text:p>
          </table:table-cell>
          <table:table-cell office:value-type="string" calcext:value-type="string">
            <text:p>V</text:p>
          </table:table-cell>
          <table:table-cell office:value-type="float" office:value="137" calcext:value-type="float">
            <text:p>137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  <table:table-cell office:value-type="float" office:value="52" calcext:value-type="float">
            <text:p>52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toudto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dresser_postnr; $adresser_bynav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faldsdato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tur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et</text:p>
          </table:table-cell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dit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dresser_firmanav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dresser_addr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dresser_addr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et</text:p>
          </table:table-cell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dit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faldsdato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ktnr</text:p>
          </table:table-cell>
          <table:table-cell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; * $egen_addr1; * $eget_postnr; * $eget_bynavn;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 $egen_tlf; * Cvr.nr: $eget_cvrnr * Bank: $egen_bank_navn; * Kontonummer: $egen_bank_reg; $egen_bank_konto;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;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C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købsforslag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forfaldsdato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betalingsbet $ordre_betalingsdage dag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dat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kundeordnr;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C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: $ordre_kontakt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alingsbet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visition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navn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n_bank_reg $egen_bank_konto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eget_firmanavn <text:s text:c="4"/>* <text:s text:c="4"/>$egen_addr1 <text:s text:c="4"/>* <text:s text:c="4"/>$eget_postnr $eget_bynavn <text:s text:c="4"/>* <text:s text:c="4"/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ialt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moms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id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ormular_transport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1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addr2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betalingsbet $ordre_betalingsdage dag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date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akturanr</text:p>
          </table:table-cell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firma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kundeordnr;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momssats;% moms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ordrenr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ordre_postnr $ordre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C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: $ordre_kontakt;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alingsbet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R nr: $eget_cvrnr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es ref: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-$eget_postnr $eget_bynavn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øbsfaktura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x: $egen_fax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faldsdato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lt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tosum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V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f:. $egen_tlf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ort til side $formular_nextside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!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es ordre 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el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jesum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enr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vetica</text:p>
          </table:table-cell>
          <table:table-cell table:number-columns-repeated="3"/>
          <table:table-cell office:value-type="string" calcext:value-type="string">
            <text:p>Dansk</text:p>
          </table:table-cell>
        </table:table-row>
        <table:table-row table:style-name="ro1" table:number-rows-repeated="104799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1:31:27.151000000</dc:date>
    <meta:editing-duration>PT4M43S</meta:editing-duration>
    <meta:editing-cycles>2</meta:editing-cycles>
    <meta:generator>LibreOffice/5.4.1.2$Windows_x86 LibreOffice_project/ea7cb86e6eeb2bf3a5af73a8f7777ac570321527</meta:generator>
    <meta:document-statistic meta:table-count="1" meta:cell-count="7240" meta:object-count="0"/>
  </office:meta>
</office:document-meta>
</file>